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 style:master-page-name="">
      <style:table-properties style:width="17.013cm" fo:margin-left="0cm" fo:margin-right="-0.012cm" style:page-number="auto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 style:master-page-name="">
      <style:table-properties style:width="17.013cm" fo:margin-left="0cm" fo:margin-right="-0.012cm" style:page-number="auto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1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style:font-name-asian="Arial1" style:font-style-asian="normal" style:font-name-complex="Arial1" style:font-style-complex="normal"/>
    </style:style>
    <style:style style:name="T4" style:family="text">
      <style:text-properties fo:color="#000000" fo:font-style="normal" style:font-name-asian="Helv" style:font-style-asian="normal" style:font-name-complex="Helv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FpvSansImage#%</text:p>
      <text:p text:style-name="P13"/>
      <text:p text:style-name="P13"/>
      <text:p text:style-name="P15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1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7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2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14"/>
      <text:p text:style-name="P14"/>
      <text:p text:style-name="P22">%=remLineWhenBlank(TITRE_API,-2)=%</text:p>
      <text:p text:style-name="P7">%=remLineWhenBlank(TEXTE_API,1)=%</text:p>
      <text:p text:style-name="P8"/>
      <text:p text:style-name="P8">%=remLineWhenBlank(PLUSIEURS_ATT_FAMILLE,1)=%</text:p>
      <text:p text:style-name="P8">%=remLineWhenBlank(HAS_PC_DECEMBRE,1)=%</text:p>
      <text:p text:style-name="P8">%=remLineWhenBlank(HAS_RETROACTIF,1)=%</text:p>
      <text:p text:style-name="P8"/>
      <text:p text:style-name="P8"/>
      <text:p text:style-name="P8">%=SALUTATION_ATTESTATION=%</text:p>
      <text:p text:style-name="P8"/>
      <text:p text:style-name="P8"/>
      <text:p text:style-name="P8"/>
      <text:p text:style-name="P10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%=SIGNATUR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6-10-05T13:46:43.91</dc:date>
    <meta:editing-cycles>90</meta:editing-cycles>
    <meta:editing-duration>PT6H9M36S</meta:editing-duration>
    <meta:document-statistic meta:table-count="4" meta:image-count="0" meta:object-count="0" meta:page-count="1" meta:paragraph-count="28" meta:word-count="32" meta:character-count="877"/>
    <meta:user-defined meta:name="Info 1"/>
    <meta:user-defined meta:name="Info 2"/>
    <meta:user-defined meta:name="Info 3"/>
    <meta:user-defined meta:name="Info 4"/>
  </office:meta>
</office:document-meta>
</file>